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roid Sans Mono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531cm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16.237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15.335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2_5f_2_5f_1">
      <style:graphic-properties draw:stroke="none" draw:fill="none" fo:min-height="15.401cm"/>
      <style:paragraph-properties style:writing-mode="lr-tb"/>
    </style:style>
    <style:style style:name="gr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style:font-name="Droid Sans Mono" fo:font-size="16pt" style:font-size-asian="16pt" style:font-size-complex="16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font-name="Droid Sans Mono" fo:font-size="16pt" style:text-underline-style="none" style:font-size-asian="16pt" style:font-size-complex="16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0" style:family="text">
      <style:text-properties style:font-name="Droid Sans Mono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Droid Sans Mono" fo:font-size="16pt" style:font-size-asian="16pt" style:font-size-complex="16pt"/>
    </style:style>
    <style:style style:name="T14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4" draw:layer="layout" svg:width="25.8cm" svg:height="13.552cm" svg:x="1.4cm" svg:y="4.6cm">
          <draw:text-box>
            <text:p><text:span text:style-name="T4">о языке и задачае автоматичекой его обработки</text:span></text:p>
            <text:p><text:span text:style-name="T4"/></text:p>
            <text:p><text:span text:style-name="T5">обработка текстов на естественом языке (ЕЯ)</text:span></text:p>
            <text:p><text:span text:style-name="T5">natural language processing (NLP)</text:span></text:p>
            <text:p><text:span text:style-name="T5"/></text:p>
            <text:list text:style-name="L2">
              <text:list-item>
                <text:p><text:span text:style-name="T5">NLU / natural language understatnding</text:span></text:p>
                <text:p><text:span text:style-name="T5"/></text:p>
              </text:list-item>
              <text:list-item>
                <text:p><text:span text:style-name="T5">NLG / natural language generation</text:span></text:p>
                <text:p><text:span text:style-name="T5"/></text:p>
              </text:list-item>
              <text:list-item>
                <text:p><text:span text:style-name="T5">SP / speech processing (recognition/generation)</text:span></text:p>
              </text:list-item>
            </text:list>
            <text:p><text:span text:style-name="T4"/></text:p>
            <text:p text:style-name="P3"><text:span text:style-name="T6"/></text:p>
            <text:p text:style-name="P3"><text:span text:style-name="T6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25.8cm" svg:height="13.552cm" svg:x="1.4cm" svg:y="4.6cm">
          <draw:text-box>
            <text:p><text:span text:style-name="T4">обработка текстов на естественом языке</text:span></text:p>
            <text:p><text:span text:style-name="T5"/></text:p>
            <text:p><text:span text:style-name="T5">NLP/ NLU natural language understanding</text:span></text:p>
            <text:p><text:span text:style-name="T5"/></text:p>
            <text:list text:style-name="L2">
              <text:list-item>
                <text:p><text:span text:style-name="T8">natural entity recognition - распознавание именованных сущностей</text:span></text:p>
                <text:p><text:span text:style-name="T8"/></text:p>
              </text:list-item>
              <text:list-item>
                <text:p><text:span text:style-name="T8">classification intent - классификация намерений</text:span></text:p>
                <text:p><text:span text:style-name="T8"/></text:p>
              </text:list-item>
              <text:list-item>
                <text:p><text:span text:style-name="T8">sentiment analysis - оценка тона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7" draw:layer="layout" svg:width="25.8cm" svg:height="13.552cm" svg:x="1.4cm" svg:y="4.6cm">
          <draw:text-box>
            <text:p><text:span text:style-name="T5"/></text:p>
            <text:p><text:span text:style-name="T4">схема применения методов ML</text:span></text:p>
            <text:p><text:span text:style-name="T5"/></text:p>
            <text:p><text:span text:style-name="T5">объект -&gt; вектор-признак -&gt; модель -&gt; ответ</text:span></text:p>
            <text:p><text:span text:style-name="T5"/></text:p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7" draw:layer="layout" svg:width="25.8cm" svg:height="13.552cm" svg:x="1.4cm" svg:y="4.6cm">
          <draw:text-box>
            <text:p><text:span text:style-name="T4">кодирование текста и извлечение признаков</text:span></text:p>
            <text:p><text:span text:style-name="T4"/></text:p>
            <text:list text:style-name="L2">
              <text:list-item>
                <text:p><text:span text:style-name="T5">кодирование текста</text:span></text:p>
                <text:p><text:span text:style-name="T5"><text:s/></text:span></text:p>
              </text:list-item>
              <text:list-item>
                <text:p><text:span text:style-name="T5">кодирование слова</text:span></text:p>
                <text:p><text:span text:style-name="T5"/></text:p>
              </text:list-item>
              <text:list-item>
                <text:p><text:span text:style-name="T5">кодирование отдельных символов</text:span></text:p>
              </text:list-item>
            </text:list>
            <text:p><text:span text:style-name="T5"/></text:p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кодирование текста - частотный анализ (TF-IDF)</text:span></text:p>
            <text:p><text:span text:style-name="T5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считаем для каждого слова его повторы в тексте</text:span></text:p>
                <text:p><text:span text:style-name="T5"/></text:p>
              </text:list-item>
              <text:list-item>
                <text:p><text:span text:style-name="T5">обрабатываем вектора-признаки (TF-IDF) текстов</text:span></text:p>
                <text:p><text:span text:style-name="T5"/></text:p>
              </text:list-item>
            </text:list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7" draw:layer="layout" svg:width="25.8cm" svg:height="13.781cm" svg:x="1.4cm" svg:y="5.2cm">
          <draw:text-box>
            <text:p><text:span text:style-name="T4">кодирование текста - частотный анализ (TF-IDF)</text:span></text:p>
            <text:p><text:span text:style-name="T5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считаем для каждого слова его повторы в тексте</text:span></text:p>
                <text:p><text:span text:style-name="T5"/></text:p>
              </text:list-item>
              <text:list-item>
                <text:p><text:span text:style-name="T5">обрабатываем вектора-признаки (TF-IDF) текстов</text:span></text:p>
                <text:p><text:span text:style-name="T5"/></text:p>
              </text:list-item>
            </text:list>
            <text:p><text:span text:style-name="T9">недостатки</text:span><text:span text:style-name="T5">: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><text:span text:style-name="T5">не учитывает порядок слов</text:span></text:p>
                <text:p><text:span text:style-name="T5"/></text:p>
              </text:list-item>
              <text:list-item>
                <text:p><text:span text:style-name="T5">для коротких сообщений не информативен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простое кодирование слов в тексте</text:span></text:p>
            <text:p><text:span text:style-name="T4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обрабатываем последовательности номеров (RNN)</text:span></text:p>
                <text:p><text:span text:style-name="T5"/></text:p>
              </text:list-item>
            </text:list>
            <text:p><text:span text:style-name="T9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простое кодирование слов в тексте</text:span></text:p>
            <text:p><text:span text:style-name="T4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обрабатываем последовательности номеров (RNN)</text:span></text:p>
                <text:p><text:span text:style-name="T5"/></text:p>
              </text:list-item>
            </text:list>
            <text:p><text:span text:style-name="T9">недостатки: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><text:span text:style-name="T5">номер не отражает семантику слова </text:span></text:p>
              </text:list-item>
            </text:list>
            <text:p><text:span text:style-name="T5"/></text:p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кодирование символов в тексте</text:span></text:p>
            <text:p><text:span text:style-name="T5"/></text:p>
            <text:list text:style-name="L2">
              <text:list-item>
                <text:p><text:span text:style-name="T5">собираем алфавит из текстов</text:span></text:p>
                <text:p><text:span text:style-name="T5"/></text:p>
              </text:list-item>
              <text:list-item>
                <text:p><text:span text:style-name="T5">заменяем символы в тексте на их номера в алфавите</text:span></text:p>
                <text:p><text:span text:style-name="T5"/></text:p>
              </text:list-item>
              <text:list-item>
                <text:p><text:span text:style-name="T5">обрабатываем последовательности номеров символов</text:span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" draw:text-style-name="P7" draw:layer="layout" svg:width="25.8cm" svg:height="13.552cm" svg:x="1.4cm" svg:y="5.2cm">
          <draw:text-box>
            <text:p><text:span text:style-name="T4">кодирование символов в тексте</text:span></text:p>
            <text:p><text:span text:style-name="T5"/></text:p>
            <text:list text:style-name="L2">
              <text:list-item>
                <text:p><text:span text:style-name="T5">собираем алфавит из текстов</text:span></text:p>
                <text:p><text:span text:style-name="T5"/></text:p>
              </text:list-item>
              <text:list-item>
                <text:p><text:span text:style-name="T5">заменяем символы в тексте на их номера в алфавите</text:span></text:p>
                <text:p><text:span text:style-name="T5"/></text:p>
              </text:list-item>
              <text:list-item>
                <text:p><text:span text:style-name="T5">обрабатываем последовательности номеров символов</text:span></text:p>
              </text:list-item>
            </text:list>
            <text:p><text:span text:style-name="T5"/></text:p>
            <text:p><text:span text:style-name="T9">недостатки: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><text:span text:style-name="T5">отдельные символы не информативны</text:span></text:p>
                <text:p><text:span text:style-name="T5"/></text:p>
              </text:list-item>
              <text:list-item>
                <text:p><text:span text:style-name="T5">может занимать много памяти</text:span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4" draw:text-style-name="P7" draw:layer="layout" svg:width="25.8cm" svg:height="16.487cm" svg:x="0.952cm" svg:y="3.663cm">
          <draw:text-box>
            <text:p><text:span text:style-name="T4">кодирование слов word2vec</text:span></text:p>
            <text:p><text:span text:style-name="T4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из текстов собираем пары </text:span></text:p>
                <text:p><text:span text:style-name="T10">[ номер слова, [номера слов контекста] ] </text:span></text:p>
                <text:p><text:span text:style-name="T5"/></text:p>
              </text:list-item>
              <text:list-item>
                <text:p><text:span text:style-name="T5">строим нейросеть </text:span><text:span text:style-name="T10">SkipGram</text:span><text:span text:style-name="T5"> пытаемся по слову определить контекст</text:span></text:p>
                <text:p><text:span text:style-name="T5"/></text:p>
              </text:list-item>
              <text:list-item>
                <text:p><text:span text:style-name="T5">извлекаем матрицу первого слоя </text:span></text:p>
                <text:p><text:span text:style-name="T10">[ номер слова, код слова ]</text:span></text:p>
                <text:p><text:span text:style-name="T5"/></text:p>
              </text:list-item>
              <text:list-item>
                <text:p><text:span text:style-name="T5">заменяем слова в текстах кодами w2v</text:span></text:p>
                <text:p><text:span text:style-name="T5"/></text:p>
              </text:list-item>
              <text:list-item>
                <text:p><text:span text:style-name="T5">обрабатываем последовательности кодов w2v</text:span></text:p>
              </text:list-item>
            </text:list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5" draw:text-style-name="P7" draw:layer="layout" svg:width="25.8cm" svg:height="15.585cm" svg:x="1cm" svg:y="4cm">
          <draw:text-box>
            <text:p><text:span text:style-name="T4">кодирование слов word2vec</text:span></text:p>
            <text:p><text:span text:style-name="T4"/></text:p>
            <text:list text:style-name="L2">
              <text:list-item>
                <text:p><text:span text:style-name="T5">собираем словарь</text:span></text:p>
              </text:list-item>
              <text:list-item>
                <text:p><text:span text:style-name="T5">заменяем слова в тексте на их номера в словаре</text:span></text:p>
              </text:list-item>
              <text:list-item>
                <text:p><text:span text:style-name="T5">из текстов собираем пары </text:span></text:p>
                <text:p><text:span text:style-name="T10">[ номер слова, [номера слов контекста] ] </text:span></text:p>
              </text:list-item>
              <text:list-item>
                <text:p><text:span text:style-name="T5">строим нейросеть </text:span><text:span text:style-name="T10">SkipGram</text:span><text:span text:style-name="T5"> пытаемся по слову определить контекст</text:span></text:p>
              </text:list-item>
              <text:list-item>
                <text:p><text:span text:style-name="T5">извлекаем матрицу первого слоя </text:span></text:p>
                <text:p><text:span text:style-name="T10">[ номер слова, код слова ]</text:span></text:p>
              </text:list-item>
              <text:list-item>
                <text:p><text:span text:style-name="T5">заменяем слова в текстах кодами w2v</text:span></text:p>
              </text:list-item>
              <text:list-item>
                <text:p><text:span text:style-name="T5">обрабатываем последовательности кодов w2v</text:span></text:p>
              </text:list-item>
            </text:list>
            <text:p><text:span text:style-name="T9"/></text:p>
            <text:p><text:span text:style-name="T9">недостатки:</text:span></text:p>
            <text:list text:continue-numbering="true" text:style-name="L2">
              <text:list-item>
                <text:p><text:span text:style-name="T5">w2v однозначен, </text:span></text:p>
                <text:p><text:span text:style-name="T5">слова часто имеют несколько смыслов </text:span></text:p>
                <text:p><text:span text:style-name="T5">(лук,коса,кисть)</text:span></text:p>
              </text:list-item>
            </text:list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" draw:text-style-name="P7" draw:layer="layout" svg:width="25.8cm" svg:height="13.552cm" svg:x="1.2cm" svg:y="4.011cm">
          <draw:text-box>
            <text:p><text:span text:style-name="T4">языковая модель</text:span></text:p>
            <text:p><text:span text:style-name="T5"/></text:p>
            <text:p><text:span text:style-name="T9">предсказываем следующее слово на основе предыдущих</text:span></text:p>
            <text:p><text:span text:style-name="T5"/></text:p>
            <text:p><text:span text:style-name="T5">последовательность слов</text:span></text:p>
            <text:p><text:span text:style-name="T5"/></text:p>
            <text:p><text:span text:style-name="T5"/></text:p>
            <text:p><text:span text:style-name="T5">правило условной вероятности: <text:s text:c="2"/></text:span></text:p>
            <text:p><text:span text:style-name="T5"/></text:p>
            <text:p><text:span text:style-name="T5"/></text:p>
            <text:p><text:span text:style-name="T5">предположение Маркова:</text:span></text:p>
            <text:p><text:span text:style-name="T5"/></text:p>
            <text:p><text:span text:style-name="T5"/></text:p>
            <text:p><text:span text:style-name="T5">биграммная языковая модель (n = 2):</text:span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draw:frame draw:style-name="gr6" draw:text-style-name="P8" draw:layer="layout" svg:width="7.522cm" svg:height="1.032cm" svg:x="5.2cm" svg:y="8.8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8" draw:layer="layout" svg:width="17.515cm" svg:height="0.929cm" svg:x="1.885cm" svg:y="11.6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8" draw:layer="layout" svg:width="11.313cm" svg:height="0.929cm" svg:x="2cm" svg:y="14.2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8" draw:layer="layout" svg:width="17.438cm" svg:height="0.929cm" svg:x="3.162cm" svg:y="17.5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" draw:text-style-name="P7" draw:layer="layout" svg:width="25.8cm" svg:height="16.487cm" svg:x="1.2cm" svg:y="4.011cm">
          <draw:text-box>
            <text:p><text:span text:style-name="T5"/></text:p>
            <text:p><text:span text:style-name="T4">нейросетевая языковая модель (word based model)</text:span></text:p>
            <text:p><text:span text:style-name="T5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из текстов собираем пары </text:span></text:p>
                <text:p><text:span text:style-name="T10">[ [номера слов контекста], номер слова ] </text:span></text:p>
                <text:p><text:span text:style-name="T5"/></text:p>
              </text:list-item>
              <text:list-item>
                <text:p><text:span text:style-name="T5">обучаем RNN по контексту определять слово</text:span></text:p>
                <text:p><text:span text:style-name="T5"/></text:p>
                <text:p><text:span text:style-name="T5">input -&gt; LSTM -&gt; softmax</text:span></text:p>
                <text:p><text:span text:style-name="T5"/></text:p>
              </text:list-item>
              <text:list-item>
                <text:p><text:span text:style-name="T5">выкидываем выходной слой (softmax), </text:span></text:p>
                <text:p><text:span text:style-name="T5">остальное используем как feature extractor <text:s/>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7" draw:text-style-name="P7" draw:layer="layout" svg:width="25.8cm" svg:height="15.651cm" svg:x="1.2cm" svg:y="4.011cm">
          <draw:text-box>
            <text:p><text:span text:style-name="T5"/></text:p>
            <text:p><text:span text:style-name="T4">свёрточная нейросетевая языковая модель (charCNN)</text:span></text:p>
            <text:list text:style-name="L2">
              <text:list-header>
                <text:p><text:span text:style-name="T8"/></text:p>
              </text:list-header>
              <text:list-item>
                <text:p><text:span text:style-name="T8">кодируем слово посимвольно в OHE, </text:span></text:p>
                <text:p><text:span text:style-name="T8">получаем матрицу {0,1} размера </text:span></text:p>
                <text:p><text:span text:style-name="T8">[ позиция символа в слове, количество символов в алфавите ] </text:span></text:p>
                <text:p><text:span text:style-name="T8">к ней можно применить двумерную свёртку</text:span></text:p>
              </text:list-item>
              <text:list-item>
                <text:p><text:span text:style-name="T8">собираем словарь</text:span></text:p>
              </text:list-item>
              <text:list-item>
                <text:p><text:span text:style-name="T8">собираем алфавит</text:span></text:p>
              </text:list-item>
              <text:list-item>
                <text:p><text:span text:style-name="T8">разбираем текст на слова (токенизация)</text:span></text:p>
              </text:list-item>
              <text:list-item>
                <text:p><text:span text:style-name="T8">заменяем символы в словах на их номера в алфавите</text:span></text:p>
              </text:list-item>
              <text:list-item>
                <text:p><text:span text:style-name="T8">из текстов собираем пары </text:span></text:p>
                <text:p><text:span text:style-name="T11">[ [матрицы символов слов контекста], номер слова в словаре ] </text:span></text:p>
              </text:list-item>
              <text:list-item>
                <text:p><text:span text:style-name="T8">обучаем RNN по контексту определять следующий символ</text:span></text:p>
                <text:p><text:span text:style-name="T8"/></text:p>
                <text:p><text:span text:style-name="T8">input -&gt; Conv2D -&gt; MaxPooling2D -&gt; LSTM -&gt; softmax</text:span></text:p>
                <text:p><text:span text:style-name="T8"/></text:p>
              </text:list-item>
              <text:list-item>
                <text:p><text:span text:style-name="T8">выкидываем выходной слой (softmax), </text:span></text:p>
                <text:p><text:span text:style-name="T8">остальное используем как feature extractor </text:span><text:span text:style-name="T5"><text:s/></text:span></text:p>
                <text:p><text:span text:style-name="T5"/></text:p>
              </text:list-item>
            </text:list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" draw:text-style-name="P4" draw:layer="layout" svg:width="25.8cm" svg:height="13.552cm" svg:x="1.4cm" svg:y="4.6cm">
          <draw:text-box>
            <text:p><text:span text:style-name="T12">Литература</text:span></text:p>
            <text:p><text:span text:style-name="T13"/></text:p>
            <text:p><text:span text:style-name="T13">git clone </text:span><text:span text:style-name="T14">https://github.com/mechanoid5/ml_lectorium.git</text:span></text:p>
            <text:p><text:span text:style-name="T13"/></text:p>
            <text:p><text:span text:style-name="T6">Tomas Mikolov, Ilya Sutskever, Kai Chen, Greg Corrado, Jeffrey Dean</text:span></text:p>
            <text:p><text:span text:style-name="T6">Distributed Representations of Words and Phrases and their Compositionality </text:span></text:p>
            <text:p><text:span text:style-name="T6"/></text:p>
            <text:p><text:span text:style-name="T6">Евгений Борисов <text:s text:c="2"/>О методе кодирования слов word2vec</text:span></text:p>
            <text:p text:style-name="P3"><text:span text:style-name="T6"><text:a xlink:href="http://mechanoid.su/ml-w2v.html" xlink:type="simple">http://mechanoid.su/ml-w2v.html</text:a></text:span></text:p>
            <text:p text:style-name="P3"><text:span text:style-name="T6"/></text:p>
            <text:p text:style-name="P3"><text:span text:style-name="T6">А.А.Потапенко Языковое моделирование</text:span></text:p>
            <text:p text:style-name="P3"><text:span text:style-name="T6"><text:a xlink:href="http://www.machinelearning.ru/" xlink:type="simple">http://www.machinelearning.ru</text:a></text:span></text:p>
            <text:p text:style-name="P3"><text:span text:style-name="T6"/></text:p>
            <text:p text:style-name="P3"><text:span text:style-name="T6"/></text:p>
            <text:p text:style-name="P3"><text:span text:style-name="T6">Анатолий Востряков Языковые модели на все случаи жизни, ODS Data Fest 2018</text:span></text:p>
            <text:p text:style-name="P3"><text:span text:style-name="T6"><text:a xlink:href="https://www.youtube.com/watch?v=TaCbj1kaDQY" xlink:type="simple">https://www.youtube.com/watch?v=TaCbj1kaDQY</text:a></text:span></text:p>
            <text:p text:style-name="P3"><text:span text:style-name="T6"/></text:p>
          </draw:text-box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 text:style-name="P9"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10" draw:layer="layout" svg:width="25.199cm" svg:height="15.2cm" svg:x="1.4cm" svg:y="4cm" presentation:class="subtitle" presentation:user-transformed="true">
          <draw:text-box>
            <text:p text:style-name="P8"><text:span text:style-name="T15">Вопросы ?</text:span></text:p>
          </draw:text-box>
        </draw:frame>
        <draw:frame draw:style-name="gr8" draw:text-style-name="P11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5" draw:layer="layout" svg:width="22.4cm" svg:height="1.339cm" svg:x="1.4cm" svg:y="1.931cm" presentation:class="title" presentation:user-transformed="true">
          <draw:text-box>
            <text:p text:style-name="P9"><text:span text:style-name="T7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roid Sans Mono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1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2-24T15:08:05.288955009</dc:date>
    <meta:editing-duration>P2DT15H6M45S</meta:editing-duration>
    <meta:editing-cycles>678</meta:editing-cycles>
    <meta:generator>LibreOffice/7.0.4.2$Linux_X86_64 LibreOffice_project/00$Build-2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i>w</mi>
      <mo stretchy="false">=</mo>
      <mrow>
        <mo fence="true" stretchy="true">(</mo>
        <mrow>
          <mrow>
            <msub>
              <mi>w</mi>
              <mn>1</mn>
            </msub>
            <mi>,</mi>
            <msub>
              <mi>w</mi>
              <mn>2</mn>
            </msub>
            <mi>,</mi>
            <msub>
              <mi>w</mi>
              <mn>3</mn>
            </msub>
            <mi>,</mi>
            <mo stretchy="false">…</mo>
            <mi>,</mi>
            <msub>
              <mi>w</mi>
              <mi>k</mi>
            </msub>
          </mrow>
        </mrow>
        <mo fence="true" stretchy="true">)</mo>
      </mrow>
    </mrow>
    <annotation encoding="StarMath 5.0">w = left(w_1, w_2, w_3, dotslow, w_k right)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w</mi>
          </mrow>
          <mo fence="true" stretchy="false">)</mo>
        </mrow>
        <mo stretchy="false">=</mo>
        <mi>p</mi>
      </mrow>
      <mrow>
        <mo fence="true" stretchy="false">(</mo>
        <mrow>
          <msub>
            <mi>w</mi>
            <mn>1</mn>
          </msub>
        </mrow>
        <mo fence="true" stretchy="false">)</mo>
      </mrow>
      <mi>p</mi>
      <mrow>
        <mo fence="true" stretchy="false">(</mo>
        <mrow>
          <mrow>
            <msub>
              <mi>w</mi>
              <mn>2</mn>
            </msub>
            <mo stretchy="false">∣</mo>
            <msub>
              <mi>w</mi>
              <mn>1</mn>
            </msub>
          </mrow>
        </mrow>
        <mo fence="true" stretchy="false">)</mo>
      </mrow>
      <mi>p</mi>
      <mrow>
        <mo fence="true" stretchy="false">(</mo>
        <mrow>
          <mrow>
            <mrow>
              <msub>
                <mi>w</mi>
                <mn>3</mn>
              </msub>
              <mo stretchy="false">∣</mo>
              <msub>
                <mi>w</mi>
                <mn>2</mn>
              </msub>
            </mrow>
            <msub>
              <mi>w</mi>
              <mn>1</mn>
            </msub>
          </mrow>
        </mrow>
        <mo fence="true" stretchy="false">)</mo>
      </mrow>
      <mo stretchy="false">…</mo>
      <mi>p</mi>
      <mrow>
        <mo fence="true" stretchy="false">(</mo>
        <mrow>
          <mrow>
            <mrow>
              <msub>
                <mi>w</mi>
                <mi>k</mi>
              </msub>
              <mo stretchy="false">∣</mo>
              <msub>
                <mi>w</mi>
                <mrow>
                  <mi>k</mi>
                  <mo stretchy="false">−</mo>
                  <mn>1</mn>
                </mrow>
              </msub>
            </mrow>
            <mo stretchy="false">…</mo>
            <msub>
              <mi>w</mi>
              <mn>1</mn>
            </msub>
          </mrow>
        </mrow>
        <mo fence="true" stretchy="false">)</mo>
      </mrow>
    </mrow>
    <annotation encoding="StarMath 5.0">p(w) = p(w_1) p(w_2 divides w_1) p(w_3 divides w_2 w_1 )  dotslow p(w_k divides w_{k-1} dotslow w_1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>w</mi>
                  <mi>i</mi>
                </msub>
                <mo stretchy="false">∣</mo>
                <msub>
                  <mi>w</mi>
                  <mrow>
                    <mi>i</mi>
                    <mo stretchy="false">−</mo>
                    <mn>1</mn>
                  </mrow>
                </msub>
              </mrow>
              <mo stretchy="false">…</mo>
              <msub>
                <mi>w</mi>
                <mn>1</mn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sub>
                <mi>w</mi>
                <mi>i</mi>
              </msub>
              <mo stretchy="false">∣</mo>
              <msub>
                <mi>w</mi>
                <mrow>
                  <mi>i</mi>
                  <mo stretchy="false">−</mo>
                  <mn>1</mn>
                </mrow>
              </msub>
            </mrow>
            <mo stretchy="false">…</mo>
            <msub>
              <mi>w</mi>
              <mrow>
                <mi>i</mi>
                <mo stretchy="false">−</mo>
                <mi>n</mi>
              </mrow>
            </msub>
          </mrow>
        </mrow>
        <mo fence="true" stretchy="false">)</mo>
      </mrow>
    </mrow>
    <annotation encoding="StarMath 5.0">p(w_i divides w_{i-1} dotslow w_1 ) = p(w_i divides w_{i-1} dotslow w_{i-n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w</mi>
          </mrow>
          <mo fence="true" stretchy="false">)</mo>
        </mrow>
        <mo stretchy="false">=</mo>
        <mi>p</mi>
      </mrow>
      <mrow>
        <mo fence="true" stretchy="false">(</mo>
        <mrow>
          <msub>
            <mi>w</mi>
            <mn>1</mn>
          </msub>
        </mrow>
        <mo fence="true" stretchy="false">)</mo>
      </mrow>
      <mi>p</mi>
      <mrow>
        <mo fence="true" stretchy="false">(</mo>
        <mrow>
          <mrow>
            <msub>
              <mi>w</mi>
              <mn>2</mn>
            </msub>
            <mo stretchy="false">∣</mo>
            <msub>
              <mi>w</mi>
              <mn>1</mn>
            </msub>
          </mrow>
        </mrow>
        <mo fence="true" stretchy="false">)</mo>
      </mrow>
      <mi>p</mi>
      <mrow>
        <mo fence="true" stretchy="false">(</mo>
        <mrow>
          <mrow>
            <mrow>
              <msub>
                <mi>w</mi>
                <mn>3</mn>
              </msub>
              <mo stretchy="false">∣</mo>
              <msub>
                <mi>w</mi>
                <mn>2</mn>
              </msub>
            </mrow>
            <msub>
              <mi>w</mi>
              <mn>1</mn>
            </msub>
          </mrow>
        </mrow>
        <mo fence="true" stretchy="false">)</mo>
      </mrow>
      <mo stretchy="false">…</mo>
      <mi>p</mi>
      <mrow>
        <mo fence="true" stretchy="false">(</mo>
        <mrow>
          <mrow>
            <mrow>
              <msub>
                <mi>w</mi>
                <mi>k</mi>
              </msub>
              <mo stretchy="false">∣</mo>
              <msub>
                <mi>w</mi>
                <mrow>
                  <mi>k</mi>
                  <mo stretchy="false">−</mo>
                  <mn>1</mn>
                </mrow>
              </msub>
            </mrow>
            <msub>
              <mi>w</mi>
              <mrow>
                <mi>k</mi>
                <mo stretchy="false">−</mo>
                <mn>2</mn>
              </mrow>
            </msub>
          </mrow>
        </mrow>
        <mo fence="true" stretchy="false">)</mo>
      </mrow>
    </mrow>
    <annotation encoding="StarMath 5.0">p(w) = p(w_1) p(w_2 divides w_1) p(w_3 divides w_2 w_1 )  dotslow p(w_k divides w_{k-1} w_{k-2})</annotation>
  </semantics>
</math>
</file>